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cm"/>
    </style:style>
    <style:style style:name="gr9" style:family="graphic" style:parent-style-name="standard">
      <style:graphic-properties draw:stroke="none" svg:stroke-color="#000000" draw:fill="none" draw:fill-color="#ffffff" fo:min-height="0.0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1cm" fo:min-width="23.83cm"/>
    </style:style>
    <style:style style:name="gr1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fill-color="#ffff66" draw:textarea-vertical-align="middle"/>
    </style:style>
    <style:style style:name="gr1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4.001cm" svg:height="3.679cm" svg:x="11.165cm" svg:y="2.419cm">
          <text:p text:style-name="P1">Crises/</text:p>
          <text:p text:style-name="P1">Challenges/</text:p>
          <text:p text:style-name="P1">Opportuniti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5.388cm" svg:height="4.292cm" svg:x="10.068cm" svg:y="14.777cm">
          <text:p text:style-name="P1">Status Scree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7.648cm" svg:height="5.388cm" svg:x="18.94cm" svg:y="7.163cm">
          <text:p text:style-name="P1">Win/Lose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131cm" svg:height="2.679cm" svg:x="10.101cm" svg:y="9.358cm">
          <text:p text:style-name="P1">Traveling Scre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4.55cm" svg:height="3.066cm" svg:x="1.613cm" svg:y="2.871cm">
          <text:p text:style-name="P1">Men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4.711cm" svg:height="4.292cm" svg:x="1.969cm" svg:y="12.325cm">
          <text:p text:style-name="P1">Character</text:p>
          <text:p text:style-name="P1">Cre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1.516cm" svg:height="1.516cm" svg:x="3.808cm" svg:y="8.16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3.888cm" svg:y1="5.937cm" svg:x2="4.566cm" svg:y2="8.164cm" draw:start-shape="id1" draw:start-glue-point="6" draw:end-shape="id2" draw:end-glue-point="4" svg:d="m3888 5937c0 1671 678 558 678 2227">
          <text:p/>
        </draw:connector>
        <draw:connector draw:style-name="gr4" draw:text-style-name="P1" draw:layer="layout" draw:type="curve" svg:x1="5.324cm" svg:y1="8.922cm" svg:x2="10.101cm" svg:y2="10.698cm" draw:start-shape="id2" draw:start-glue-point="7" draw:end-shape="id3" draw:end-glue-point="5" svg:d="m5324 8922c3583 0 1195 1776 4777 1776">
          <text:p text:style-name="P1">Continue</text:p>
        </draw:connector>
        <draw:connector draw:style-name="gr4" draw:text-style-name="P1" draw:layer="layout" draw:type="curve" svg:x1="4.566cm" svg:y1="9.68cm" svg:x2="4.325cm" svg:y2="12.325cm" draw:start-shape="id2" draw:start-glue-point="6" draw:end-shape="id4" draw:end-glue-point="4" svg:d="m4566 9680c0 1984-241 662-241 2645">
          <text:p text:style-name="P1">New</text:p>
        </draw:connector>
        <draw:connector draw:style-name="gr3" draw:text-style-name="P1" draw:layer="layout" draw:type="curve" svg:x1="6.68cm" svg:y1="14.471cm" svg:x2="10.101cm" svg:y2="10.697cm" draw:start-shape="id4" draw:start-glue-point="7" draw:end-shape="id3" svg:d="m6680 14471c2565 0 855-3774 3421-3774">
          <text:p/>
        </draw:connector>
        <draw:connector draw:style-name="gr3" draw:text-style-name="P1" draw:layer="layout" draw:type="curve" svg:x1="13.167cm" svg:y1="9.358cm" svg:x2="11.165cm" svg:y2="4.259cm" draw:start-shape="id3" draw:start-glue-point="4" draw:end-shape="id5" draw:end-glue-point="5" svg:d="m13167 9358c0-2445-1252-2037-1941-2701s-814-2398-61-2398">
          <text:p/>
        </draw:connector>
        <draw:connector draw:style-name="gr3" draw:text-style-name="P1" draw:layer="layout" draw:type="curve" svg:x1="15.166cm" svg:y1="4.259cm" svg:x2="13.167cm" svg:y2="9.358cm" draw:start-shape="id5" draw:start-glue-point="7" draw:end-shape="id3" draw:end-glue-point="4" svg:d="m15166 4259c751 0 626 1735-61 2398s-1938 256-1938 2701">
          <text:p/>
        </draw:connector>
        <draw:connector draw:style-name="gr3" draw:text-style-name="P1" draw:layer="layout" draw:type="curve" svg:x1="16.232cm" svg:y1="10.698cm" svg:x2="18.94cm" svg:y2="9.857cm" draw:start-shape="id3" draw:start-glue-point="7" draw:end-shape="id6" svg:d="m16232 10698c2031 0 677-841 2708-841">
          <text:p/>
        </draw:connector>
        <draw:connector draw:style-name="gr5" draw:text-style-name="P1" draw:layer="layout" draw:type="curve" svg:x1="13.167cm" svg:y1="12.037cm" svg:x2="12.762cm" svg:y2="14.777cm" draw:start-shape="id3" draw:start-glue-point="6" draw:end-shape="id7" draw:end-glue-point="4" svg:d="m13167 12037c0 2055-405 685-405 2740">
          <text:p/>
        </draw:connector>
        <draw:connector draw:style-name="gr3" draw:text-style-name="P1" draw:layer="layout" draw:type="curve" svg:x1="22.764cm" svg:y1="7.163cm" svg:x2="3.888cm" svg:y2="2.871cm" draw:start-shape="id6" draw:start-glue-point="4" draw:end-shape="id1" draw:end-glue-point="4" svg:d="m22764 7163c0-7189-18876-5043-18876-4292">
          <text:p/>
        </draw:connector>
      </draw:page>
      <draw:page draw:name="page2" draw:style-name="dp1" draw:master-page-name="Default">
        <draw:frame draw:style-name="gr6" draw:text-style-name="P2" draw:layer="layout" svg:width="3.385cm" svg:height="0.971cm" svg:x="1cm" svg:y="1cm">
          <draw:text-box>
            <text:p><text:span text:style-name="T1">End States:</text:span></text:p>
          </draw:text-box>
        </draw:frame>
        <draw:frame draw:style-name="gr6" draw:text-style-name="P2" draw:layer="layout" svg:width="10.323cm" svg:height="3.131cm" svg:x="1cm" svg:y="2.033cm">
          <draw:text-box>
            <text:p><text:span text:style-name="T1">Group reaches end of trail</text:span></text:p>
            <text:p><text:span text:style-name="T1">Group finds alternate end-point</text:span></text:p>
            <text:p><text:span text:style-name="T1">All Group members die</text:span></text:p>
            <text:p><text:span text:style-name="T1">Group morale drops too far (Gives up)</text:span></text:p>
          </draw:text-box>
        </draw:frame>
        <draw:frame draw:style-name="gr7" draw:text-style-name="P2" draw:layer="layout" svg:width="4.553cm" svg:height="1.197cm" svg:x="12.487cm" svg:y="1cm">
          <draw:text-box>
            <text:p><text:span text:style-name="T1">Character Stats:</text:span></text:p>
          </draw:text-box>
        </draw:frame>
        <draw:frame draw:style-name="gr6" draw:text-style-name="P2" draw:layer="layout" svg:width="3.326cm" svg:height="5.291cm" svg:x="12.487cm" svg:y="1.904cm">
          <draw:text-box>
            <text:p><text:span text:style-name="T1">Health</text:span></text:p>
            <text:p><text:span text:style-name="T1">Fight</text:span></text:p>
            <text:p><text:span text:style-name="T1">Speed</text:span></text:p>
            <text:p><text:span text:style-name="T1">Sneakiness</text:span></text:p>
            <text:p><text:span text:style-name="T1">Charm</text:span></text:p>
            <text:p><text:span text:style-name="T1">Smarts</text:span></text:p>
            <text:p><text:span text:style-name="T1">Awareness</text:span></text:p>
          </draw:text-box>
        </draw:frame>
      </draw:page>
      <draw:page draw:name="page3" draw:style-name="dp1" draw:master-page-name="Default">
        <draw:frame draw:style-name="gr8" draw:text-style-name="P3" draw:layer="layout" svg:width="3.093cm" svg:height="1.195cm" svg:x="1cm" svg:y="1cm">
          <draw:text-box>
            <text:p><text:span text:style-name="T2">Group:</text:span></text:p>
          </draw:text-box>
        </draw:frame>
        <draw:frame draw:style-name="gr6" draw:layer="layout" svg:width="18.477cm" svg:height="3.099cm" svg:x="1.969cm" svg:y="2.904cm">
          <draw:text-box>
            <text:p>A group is composed of characters that are together.</text:p>
            <text:p>A group has a location on a route.</text:p>
            <text:p>A group can be outdoors or indoors (affected by weather or not).</text:p>
            <text:p/>
          </draw:text-box>
        </draw:frame>
      </draw:page>
      <draw:page draw:name="page4" draw:style-name="dp1" draw:master-page-name="Default">
        <draw:frame draw:style-name="gr9" draw:layer="layout" svg:width="3.485cm" svg:height="0.963cm" svg:x="1cm" svg:y="1cm">
          <draw:text-box>
            <text:p>Character:</text:p>
          </draw:text-box>
        </draw:frame>
        <draw:frame draw:style-name="gr6" draw:layer="layout" svg:width="9.43cm" svg:height="0.963cm" svg:x="1cm" svg:y="2.097cm">
          <draw:text-box>
            <text:p>A character is always in a group</text:p>
          </draw:text-box>
        </draw:frame>
        <draw:frame draw:style-name="gr6" draw:layer="layout" svg:width="17.931cm" svg:height="15.203cm" svg:x="1cm" svg:y="3.42cm">
          <draw:text-box>
            <text:p>Resources:</text:p>
            <text:p>Health:</text:p>
            <text:p><text:tab/>Damaged by: Combat, events, weather, starvation</text:p>
            <text:p><text:tab/>Healed by: Rest, Medical skill</text:p>
            <text:p><text:tab/>Causes → Death/Injury</text:p>
            <text:p>Morale:</text:p>
            <text:p><text:tab/>Damaged by: Bad things, time</text:p>
            <text:p><text:tab/>Healed by: Good things, entertaining items</text:p>
            <text:p><text:tab/>Causes → Mental snaps, Suicide</text:p>
            <text:p>Hygiene:</text:p>
            <text:p><text:tab/>Damaged by: Filthy situations, time</text:p>
            <text:p><text:tab/>Healed by: Hygiene items, Rain, Running water</text:p>
            <text:p><text:tab/>Causes → illness</text:p>
            <text:p>Fatigue:</text:p>
            <text:p><text:tab/>Damaged by: Time awake, Strenuous activities, Combat</text:p>
            <text:p><text:tab/>Healed by: Time asleep, Resting</text:p>
            <text:p><text:tab/>Causes → Passing out, Mental snaps</text:p>
            <text:p>Hunger:</text:p>
            <text:p><text:tab/>Damaged by: Time, Exertion (events, combat, doing stuff)</text:p>
            <text:p><text:tab/>Healed by: Eating</text:p>
            <text:p><text:tab/>Causes → Morale- -, Fatigue - -, Health - - (In that order)</text:p>
          </draw:text-box>
        </draw:frame>
        <draw:custom-shape draw:style-name="gr1" draw:text-style-name="P1" draw:layer="layout" svg:width="4.13cm" svg:height="3.163cm" svg:x="17.668cm" svg:y="1cm">
          <text:p text:style-name="P1">Healt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17.668cm" svg:y="4.796cm">
          <text:p text:style-name="P1">Hygie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22.81cm" svg:y="1cm">
          <text:p text:style-name="P1">Mora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22.81cm" svg:y="4.796cm">
          <text:p text:style-name="P1">Fatig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17.668cm" svg:y="8.568cm">
          <text:p text:style-name="P1">Hunger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6" draw:layer="layout" svg:width="2.369cm" svg:height="0.963cm" svg:x="1.549cm" svg:y="2.645cm">
          <draw:text-box>
            <text:p>Route:</text:p>
          </draw:text-box>
        </draw:frame>
        <draw:frame draw:style-name="gr10" draw:layer="layout" svg:width="25.94cm" svg:height="4.523cm" svg:x="1cm" svg:y="6.259cm">
          <draw:text-box>
            <text:p>A route has locations on it, such as a hospital or a subway entrance.</text:p>
            <text:p>A route has features such as weather, zombies, and filth. These features effect the entire route.</text:p>
            <text:p>Features change over time based on pre-set ranges.</text:p>
            <text:p>Locations can contain other routes.</text:p>
            <text:p/>
          </draw:text-box>
        </draw:frame>
      </draw:page>
      <draw:page draw:name="page6" draw:style-name="dp1" draw:master-page-name="Default">
        <draw:custom-shape draw:style-name="gr1" draw:text-style-name="P1" xml:id="id14" draw:id="id14" draw:layer="layout" svg:width="4.13cm" svg:height="3.163cm" svg:x="17.23cm" svg:y="17.002cm">
          <text:p text:style-name="P1">Health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.13cm" svg:height="3.163cm" svg:x="17.359cm" svg:y="5.162cm">
          <text:p text:style-name="P1">Hygiene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4.13cm" svg:height="3.163cm" svg:x="17.36cm" svg:y="1cm">
          <text:p text:style-name="P1">Morale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13cm" svg:height="3.163cm" svg:x="17.358cm" svg:y="12.871cm">
          <text:p text:style-name="P1">Fatigue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13cm" svg:height="3.163cm" svg:x="17.264cm" svg:y="8.975cm">
          <text:p text:style-name="P1">Hunger</text:p>
          <draw:enhanced-geometry svg:viewBox="0 0 21600 21600" draw:type="rectangle" draw:enhanced-path="M 0 0 L 21600 0 21600 21600 0 21600 0 0 Z N"/>
        </draw:custom-shape>
        <draw:custom-shape draw:style-name="gr11" draw:text-style-name="P1" xml:id="id11" draw:id="id11" draw:layer="layout" svg:width="3.194cm" svg:height="2.323cm" svg:x="2.232cm" svg:y="5.155cm">
          <text:p text:style-name="P1">Weather</text:p>
          <draw:enhanced-geometry svg:viewBox="0 0 21600 21600" draw:type="rectangle" draw:enhanced-path="M 0 0 L 21600 0 21600 21600 0 21600 0 0 Z N"/>
        </draw:custom-shape>
        <draw:custom-shape draw:style-name="gr11" draw:text-style-name="P1" xml:id="id8" draw:id="id8" draw:layer="layout" svg:width="3.194cm" svg:height="2.323cm" svg:x="1.563cm" svg:y="10.765cm">
          <text:p text:style-name="P1">Time</text:p>
          <draw:enhanced-geometry svg:viewBox="0 0 21600 21600" draw:type="rectangle" draw:enhanced-path="M 0 0 L 21600 0 21600 21600 0 21600 0 0 Z N"/>
        </draw:custom-shape>
        <draw:custom-shape draw:style-name="gr11" draw:text-style-name="P1" xml:id="id15" draw:id="id15" draw:layer="layout" svg:width="3.194cm" svg:height="2.323cm" svg:x="2.217cm" svg:y="1.688cm">
          <text:p text:style-name="P1">Filth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s" draw:line-skew="2.629cm" svg:x1="3.16cm" svg:y1="13.088cm" svg:x2="17.358cm" svg:y2="14.452cm" draw:start-shape="id8" draw:start-glue-point="2" draw:end-shape="id9" svg:d="m3160 13088v3129l13697-1765h501">
          <text:p/>
        </draw:connector>
        <draw:connector draw:style-name="gr12" draw:text-style-name="P1" draw:layer="layout" draw:type="lines" draw:line-skew="2.597cm" svg:x1="3.16cm" svg:y1="13.088cm" svg:x2="17.264cm" svg:y2="10.556cm" draw:start-shape="id8" draw:start-glue-point="2" draw:end-shape="id10" draw:end-glue-point="3" svg:d="m3160 13088v3097l13603-5629h501">
          <text:p/>
        </draw:connector>
        <draw:connector draw:style-name="gr12" draw:text-style-name="P1" draw:layer="layout" draw:type="lines" draw:line-skew="0.898cm" svg:x1="3.829cm" svg:y1="7.478cm" svg:x2="17.359cm" svg:y2="6.743cm" draw:start-shape="id11" draw:start-glue-point="2" draw:end-shape="id12" draw:end-glue-point="3" svg:d="m3829 7478v1398l13029-2133h501">
          <text:p/>
        </draw:connector>
        <draw:connector draw:style-name="gr12" draw:text-style-name="P1" draw:layer="layout" draw:type="lines" draw:line-skew="0.892cm" svg:x1="3.829cm" svg:y1="7.478cm" svg:x2="17.36cm" svg:y2="2.581cm" draw:start-shape="id11" draw:start-glue-point="2" draw:end-shape="id13" svg:d="m3829 7478v1392l13030-6289h501">
          <text:p/>
        </draw:connector>
        <draw:connector draw:style-name="gr12" draw:text-style-name="P1" draw:layer="layout" draw:type="lines" draw:line-skew="0.898cm" svg:x1="3.829cm" svg:y1="7.478cm" svg:x2="17.23cm" svg:y2="18.583cm" draw:start-shape="id11" draw:start-glue-point="2" draw:end-shape="id14" svg:d="m3829 7478v1398l12900 9707h501">
          <text:p/>
        </draw:connector>
        <draw:connector draw:style-name="gr12" draw:text-style-name="P1" draw:layer="layout" draw:type="lines" draw:line-skew="0.886cm" svg:x1="3.829cm" svg:y1="7.478cm" svg:x2="17.358cm" svg:y2="14.452cm" draw:start-shape="id11" draw:start-glue-point="2" draw:end-shape="id9" svg:d="m3829 7478v1386l13028 5588h501">
          <text:p/>
        </draw:connector>
        <draw:connector draw:style-name="gr12" draw:text-style-name="P1" draw:layer="layout" draw:type="lines" svg:x1="3.814cm" svg:y1="4.011cm" svg:x2="17.359cm" svg:y2="6.743cm" draw:start-shape="id15" draw:start-glue-point="2" draw:end-shape="id12" svg:d="m3814 4011v500l13044 2232h501">
          <text:p/>
        </draw:connector>
        <draw:connector draw:style-name="gr12" draw:text-style-name="P1" draw:layer="layout" draw:type="lines" svg:x1="3.814cm" svg:y1="4.011cm" svg:x2="17.36cm" svg:y2="2.581cm" draw:start-shape="id15" draw:start-glue-point="2" draw:end-shape="id13" draw:end-glue-point="3" svg:d="m3814 4011v500l13045-1930h501">
          <text:p/>
        </draw:connector>
        <draw:connector draw:style-name="gr12" draw:text-style-name="P1" draw:layer="layout" draw:line-skew="0cm 3.856cm" svg:x1="21.394cm" svg:y1="10.556cm" svg:x2="19.423cm" svg:y2="12.871cm" draw:start-shape="id10" draw:start-glue-point="1" draw:end-shape="id9" draw:end-glue-point="0" svg:d="m21394 10556h595v1773h-2566v542">
          <text:p/>
        </draw:connector>
        <draw:connector draw:style-name="gr12" draw:text-style-name="P1" draw:layer="layout" draw:line-skew="0.568cm 1.676cm" svg:x1="21.394cm" svg:y1="10.556cm" svg:x2="19.295cm" svg:y2="17.002cm" draw:start-shape="id10" draw:start-glue-point="1" draw:end-shape="id14" draw:end-glue-point="0" svg:d="m21394 10556h1069v5689h-3168v757">
          <text:p/>
        </draw:connector>
        <draw:custom-shape draw:style-name="gr13" draw:text-style-name="P1" xml:id="id17" draw:id="id17" draw:layer="layout" svg:width="3.413cm" svg:height="2.09cm" svg:x="23.025cm" svg:y="5.689cm">
          <text:p text:style-name="P1">Illne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16" draw:id="id16" draw:layer="layout" svg:width="4.265cm" svg:height="2.09cm" svg:x="22.675cm" svg:y="1.614cm">
          <text:p text:style-name="P1">Mental Sna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21.49cm" svg:y1="2.581cm" svg:x2="22.675cm" svg:y2="2.659cm" draw:start-shape="id13" draw:start-glue-point="1" draw:end-shape="id16" svg:d="m21490 2581h592v78h593">
          <text:p/>
        </draw:connector>
        <draw:connector draw:style-name="gr12" draw:text-style-name="P1" draw:layer="layout" svg:x1="21.489cm" svg:y1="6.743cm" svg:x2="23.025cm" svg:y2="6.734cm" draw:start-shape="id12" draw:start-glue-point="1" draw:end-shape="id17" svg:d="m21489 6743h768v-9h768">
          <text:p/>
        </draw:connector>
        <draw:custom-shape draw:style-name="gr14" draw:text-style-name="P1" xml:id="id18" draw:id="id18" draw:layer="layout" svg:width="3.995cm" svg:height="2.143cm" svg:x="17.542cm" svg:y="22.198cm">
          <text:p text:style-name="P1">Death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24.731cm" svg:y1="7.779cm" svg:x2="21.36cm" svg:y2="18.583cm" draw:start-shape="id17" draw:start-glue-point="2" draw:end-shape="id14" draw:end-glue-point="1" svg:d="m24731 7779v10804h-3371">
          <text:p/>
        </draw:connector>
        <draw:connector draw:style-name="gr12" draw:text-style-name="P1" draw:layer="layout" svg:x1="19.295cm" svg:y1="20.165cm" svg:x2="19.539cm" svg:y2="22.198cm" draw:start-shape="id14" draw:start-glue-point="2" draw:end-shape="id18" draw:end-glue-point="0" svg:d="m19295 20165v1016h244v1017">
          <text:p/>
        </draw:connector>
        <draw:connector draw:style-name="gr12" draw:text-style-name="P1" draw:layer="layout" svg:x1="26.94cm" svg:y1="2.659cm" svg:x2="21.537cm" svg:y2="23.269cm" draw:start-shape="id16" draw:start-glue-point="1" draw:end-shape="id18" draw:end-glue-point="1" svg:d="m26940 2659h501v20610h-5904">
          <text:p/>
        </draw:connector>
        <draw:frame draw:style-name="gr6" draw:layer="layout" svg:width="5.049cm" svg:height="0.963cm" svg:x="10.213cm" svg:y="0.037cm">
          <draw:text-box>
            <text:p>Interaction chart</text:p>
          </draw:text-box>
        </draw:frame>
      </draw:page>
      <draw:page draw:name="page7" draw:style-name="dp1" draw:master-page-name="Default">
        <draw:custom-shape draw:style-name="gr1" draw:text-style-name="P1" xml:id="id22" draw:id="id22" draw:layer="layout" svg:width="4.13cm" svg:height="3.163cm" svg:x="20.496cm" svg:y="7.377cm">
          <text:p text:style-name="P1">Health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4.13cm" svg:height="3.163cm" svg:x="6.236cm" svg:y="7.377cm">
          <text:p text:style-name="P1">Hygiene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4.13cm" svg:height="3.163cm" svg:x="1.659cm" svg:y="7.377cm">
          <text:p text:style-name="P1">Morale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4.13cm" svg:height="3.163cm" svg:x="15.945cm" svg:y="7.377cm">
          <text:p text:style-name="P1">Fatig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10.929cm" svg:y="7.377cm">
          <text:p text:style-name="P1">Hunger</text:p>
          <draw:enhanced-geometry svg:viewBox="0 0 21600 21600" draw:type="rectangle" draw:enhanced-path="M 0 0 L 21600 0 21600 21600 0 21600 0 0 Z N"/>
        </draw:custom-shape>
        <draw:custom-shape draw:style-name="gr11" draw:text-style-name="P1" xml:id="id19" draw:id="id19" draw:layer="layout" svg:width="3.194cm" svg:height="2.323cm" svg:x="10.065cm" svg:y="1.741cm">
          <text:p text:style-name="P1">Weather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1.662cm" svg:y1="4.064cm" svg:x2="3.724cm" svg:y2="7.377cm" draw:start-shape="id19" draw:start-glue-point="2" draw:end-shape="id20" svg:d="m11662 4064v1656h-7938v1657">
          <text:p/>
        </draw:connector>
        <draw:connector draw:style-name="gr12" draw:text-style-name="P1" draw:layer="layout" svg:x1="11.662cm" svg:y1="4.064cm" svg:x2="8.301cm" svg:y2="7.377cm" draw:start-shape="id19" draw:start-glue-point="2" draw:end-shape="id21" svg:d="m11662 4064v1656h-3361v1657">
          <text:p/>
        </draw:connector>
        <draw:connector draw:style-name="gr12" draw:text-style-name="P1" draw:layer="layout" svg:x1="11.662cm" svg:y1="4.064cm" svg:x2="22.561cm" svg:y2="7.377cm" draw:start-shape="id19" draw:end-shape="id22" draw:end-glue-point="0" svg:d="m11662 4064v1656h10899v1657">
          <text:p/>
        </draw:connector>
        <draw:connector draw:style-name="gr12" draw:text-style-name="P1" draw:layer="layout" svg:x1="11.662cm" svg:y1="4.064cm" svg:x2="18.01cm" svg:y2="7.377cm" draw:start-shape="id19" draw:end-shape="id23" draw:end-glue-point="0" svg:d="m11662 4064v1656h6348v1657">
          <text:p/>
        </draw:connector>
        <draw:frame draw:style-name="gr6" draw:layer="layout" svg:width="1.264cm" svg:height="0.963cm" svg:x="8.301cm" svg:y="5.875cm">
          <draw:text-box>
            <text:p>+/-</text:p>
          </draw:text-box>
        </draw:frame>
        <draw:frame draw:style-name="gr6" draw:layer="layout" svg:width="1.264cm" svg:height="0.963cm" svg:x="3.724cm" svg:y="6.088cm">
          <draw:text-box>
            <text:p>+/-</text:p>
          </draw:text-box>
        </draw:frame>
        <draw:frame draw:style-name="gr6" draw:layer="layout" svg:width="0.714cm" svg:height="0.963cm" svg:x="18.01cm" svg:y="5.928cm">
          <draw:text-box>
            <text:p>-</text:p>
          </draw:text-box>
        </draw:frame>
        <draw:frame draw:style-name="gr6" draw:layer="layout" svg:width="0.714cm" svg:height="0.963cm" svg:x="22.561cm" svg:y="5.876cm">
          <draw:text-box>
            <text:p>-</text:p>
          </draw:text-box>
        </draw:frame>
      </draw:page>
      <draw:page draw:name="page8" draw:style-name="dp1" draw:master-page-name="Default">
        <draw:custom-shape draw:style-name="gr1" draw:text-style-name="P1" xml:id="id29" draw:id="id29" draw:layer="layout" svg:width="4.13cm" svg:height="3.163cm" svg:x="20.497cm" svg:y="7.378cm">
          <text:p text:style-name="P1">Health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4.13cm" svg:height="3.163cm" svg:x="6.237cm" svg:y="7.378cm">
          <text:p text:style-name="P1">Hygiene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4.13cm" svg:height="3.163cm" svg:x="1.66cm" svg:y="7.378cm">
          <text:p text:style-name="P1">Morale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4.13cm" svg:height="3.163cm" svg:x="15.946cm" svg:y="7.378cm">
          <text:p text:style-name="P1">Fatigue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4.13cm" svg:height="3.163cm" svg:x="10.93cm" svg:y="7.378cm">
          <text:p text:style-name="P1">Hunger</text:p>
          <draw:enhanced-geometry svg:viewBox="0 0 21600 21600" draw:type="rectangle" draw:enhanced-path="M 0 0 L 21600 0 21600 21600 0 21600 0 0 Z N"/>
        </draw:custom-shape>
        <draw:custom-shape draw:style-name="gr11" draw:text-style-name="P1" xml:id="id24" draw:id="id24" draw:layer="layout" svg:width="3.194cm" svg:height="2.323cm" svg:x="11.485cm" svg:y="2.14cm">
          <text:p text:style-name="P1">Time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082cm" svg:y1="4.463cm" svg:x2="12.995cm" svg:y2="7.378cm" draw:start-shape="id24" draw:start-glue-point="2" draw:end-shape="id25" draw:end-glue-point="0" svg:d="m13082 4463v1457h-87v1458">
          <text:p/>
        </draw:connector>
        <draw:connector draw:style-name="gr12" draw:text-style-name="P1" draw:layer="layout" svg:x1="13.082cm" svg:y1="4.463cm" svg:x2="8.302cm" svg:y2="7.378cm" draw:start-shape="id24" draw:end-shape="id26" draw:end-glue-point="0" svg:d="m13082 4463v1457h-4780v1458">
          <text:p/>
        </draw:connector>
        <draw:connector draw:style-name="gr12" draw:text-style-name="P1" draw:layer="layout" svg:x1="13.082cm" svg:y1="4.463cm" svg:x2="3.725cm" svg:y2="7.378cm" draw:start-shape="id24" draw:start-glue-point="2" draw:end-shape="id27" draw:end-glue-point="0" svg:d="m13082 4463v1457h-9357v1458">
          <text:p/>
        </draw:connector>
        <draw:connector draw:style-name="gr12" draw:text-style-name="P1" draw:layer="layout" svg:x1="13.082cm" svg:y1="4.463cm" svg:x2="18.011cm" svg:y2="7.378cm" draw:start-shape="id24" draw:start-glue-point="2" draw:end-shape="id28" draw:end-glue-point="0" svg:d="m13082 4463v1457h4929v1458">
          <text:p/>
        </draw:connector>
        <draw:connector draw:style-name="gr12" draw:text-style-name="P1" draw:layer="layout" svg:x1="13.082cm" svg:y1="4.463cm" svg:x2="22.562cm" svg:y2="7.378cm" draw:start-shape="id24" draw:start-glue-point="2" draw:end-shape="id29" svg:d="m13082 4463v1457h9480v1458">
          <text:p/>
        </draw:connector>
        <draw:frame draw:style-name="gr6" draw:layer="layout" svg:width="0.714cm" svg:height="0.963cm" svg:x="22.562cm" svg:y="5.926cm">
          <draw:text-box>
            <text:p>-</text:p>
          </draw:text-box>
        </draw:frame>
        <draw:frame draw:style-name="gr6" draw:layer="layout" svg:width="0.875cm" svg:height="0.963cm" svg:x="4.816cm" svg:y="3.916cm">
          <draw:text-box>
            <text:p>+</text:p>
          </draw:text-box>
        </draw:frame>
        <draw:frame draw:style-name="gr6" draw:layer="layout" svg:width="0.714cm" svg:height="0.963cm" svg:x="3.725cm" svg:y="6.007cm">
          <draw:text-box>
            <text:p>-</text:p>
          </draw:text-box>
        </draw:frame>
        <draw:frame draw:style-name="gr6" draw:layer="layout" svg:width="0.714cm" svg:height="0.963cm" svg:x="8.302cm" svg:y="5.954cm">
          <draw:text-box>
            <text:p>-</text:p>
          </draw:text-box>
        </draw:frame>
        <draw:frame draw:style-name="gr6" draw:layer="layout" svg:width="0.714cm" svg:height="0.963cm" svg:x="13.082cm" svg:y="5.901cm">
          <draw:text-box>
            <text:p>-</text:p>
          </draw:text-box>
        </draw:frame>
        <draw:frame draw:style-name="gr6" draw:layer="layout" svg:width="0.714cm" svg:height="0.963cm" svg:x="18.011cm" svg:y="5.954cm">
          <draw:text-box>
            <text:p>-</text:p>
          </draw:text-box>
        </draw:frame>
      </draw:page>
      <draw:page draw:name="page9" draw:style-name="dp1" draw:master-page-name="Default">
        <draw:custom-shape draw:style-name="gr1" draw:text-style-name="P1" draw:layer="layout" svg:width="4.13cm" svg:height="3.163cm" svg:x="20.498cm" svg:y="7.379cm">
          <text:p text:style-name="P1">Health</text:p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4.13cm" svg:height="3.163cm" svg:x="6.238cm" svg:y="7.379cm">
          <text:p text:style-name="P1">Hygiene</text:p>
          <draw:enhanced-geometry svg:viewBox="0 0 21600 21600" draw:type="rectangle" draw:enhanced-path="M 0 0 L 21600 0 21600 21600 0 21600 0 0 Z N"/>
        </draw:custom-shape>
        <draw:custom-shape draw:style-name="gr1" draw:text-style-name="P1" xml:id="id32" draw:id="id32" draw:layer="layout" svg:width="4.13cm" svg:height="3.163cm" svg:x="1.661cm" svg:y="7.379cm">
          <text:p text:style-name="P1">Mora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15.947cm" svg:y="7.379cm">
          <text:p text:style-name="P1">Fatig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10.931cm" svg:y="7.379cm">
          <text:p text:style-name="P1">Hunger</text:p>
          <draw:enhanced-geometry svg:viewBox="0 0 21600 21600" draw:type="rectangle" draw:enhanced-path="M 0 0 L 21600 0 21600 21600 0 21600 0 0 Z N"/>
        </draw:custom-shape>
        <draw:custom-shape draw:style-name="gr11" draw:text-style-name="P1" xml:id="id30" draw:id="id30" draw:layer="layout" svg:width="3.194cm" svg:height="2.323cm" svg:x="12.193cm" svg:y="1.689cm">
          <text:p text:style-name="P1">Filth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79cm" svg:y1="4.012cm" svg:x2="8.303cm" svg:y2="7.379cm" draw:start-shape="id30" draw:start-glue-point="2" draw:end-shape="id31" svg:d="m13790 4012v1683h-5487v1684">
          <text:p/>
        </draw:connector>
        <draw:connector draw:style-name="gr12" draw:text-style-name="P1" draw:layer="layout" svg:x1="13.79cm" svg:y1="4.012cm" svg:x2="3.726cm" svg:y2="7.379cm" draw:start-shape="id30" draw:end-shape="id32" draw:end-glue-point="0" svg:d="m13790 4012v1683h-10064v1684">
          <text:p/>
        </draw:connector>
        <draw:frame draw:style-name="gr6" draw:layer="layout" svg:width="0.714cm" svg:height="0.963cm" svg:x="3.725cm" svg:y="6.008cm">
          <draw:text-box>
            <text:p>-</text:p>
          </draw:text-box>
        </draw:frame>
        <draw:frame draw:style-name="gr6" draw:layer="layout" svg:width="0.714cm" svg:height="0.963cm" svg:x="8.303cm" svg:y="5.929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8T12:36:26.54</meta:creation-date>
    <dc:date>2012-12-31T19:25:42.12</dc:date>
    <meta:editing-duration>PT6H43M54S</meta:editing-duration>
    <meta:editing-cycles>6</meta:editing-cycles>
    <meta:generator>LibreOffice/3.6$Windows_x86 LibreOffice_project/932b512-69e3009-7a10e5c-fc86223-a55908</meta:generator>
    <meta:document-statistic meta:object-count="100"/>
  </office:meta>
</office:document-meta>
</file>